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cessing Steps</text:h>
      <text:h text:style-name="Heading_20_2" text:outline-level="2">Mirror</text:h>
      <text:p text:style-name="Text_20_body">Mirror the image, horizontal and/or vertical. This step occurs in the file addons/ofxOpenCv/src/ofxCvImage.cpp line 486. A call to cvFlip flips the image after a mode is calculated.</text:p>
      <text:h text:style-name="Heading_20_2" text:outline-level="2">Dynamic Background (add weight)</text:h>
      <text:p text:style-name="Text_20_body">Addes an image to an image. Occurs in addons/ofxOpenCv/src/ofxCvShortImage.cpp line 193. A call to cvAddWeighted is used. This computes the weighted sum of two arrays. The function can be replaced with a matrix expression :</text:p>
      <text:p text:style-name="Code">dst = src1 * alpha + src * beta + gama</text:p>
      <text:p text:style-name="Text_20_body">See OpenCV doc page 106. Look at cookbook page 60. Also look at the calling code in addons/ofxNCore/Filters/ProcessFilters.h starting at line 86</text:p>
      <text:h text:style-name="Heading_20_2" text:outline-level="2">Stitch</text:h>
      <text:p text:style-name="Text_20_body"/>
      <text:h text:style-name="Heading_20_2" text:outline-level="2">Full Background (learn)</text:h>
      <text:p text:style-name="Text_20_body"/>
      <text:h text:style-name="Heading_20_2" text:outline-level="2">Background Subtract</text:h>
      <text:p text:style-name="Text_20_body">Do a cvSub on frame and background. </text:p>
      <text:h text:style-name="Heading_20_2" text:outline-level="2">Smooth</text:h>
      <text:p text:style-name="Text_20_body">Calls blur() with parameter (<text:span text:style-name="T1">smooth</text:span> * 2) <text:s/>+ 1 to make it an odd number. Blur() is locations in ofxCvImage. Blur calls the function cvSmooth() given the <text:span text:style-name="T1">smooth</text:span> parameter</text:p>
      <text:h text:style-name="Heading_20_2" text:outline-level="2">Highpass</text:h>
      <text:p text:style-name="Text_20_body">Highpass is located in either CPUImageFilter or GPUImageFilter. Highpass does the following:</text:p>
      <text:p text:style-name="Text_20_body">cvSmooth – smooth image by first (param x 2) +1 to tempimage</text:p>
      <text:p text:style-name="Text_20_body">cvSub – subtract image from tempimage. i.e. highpass = orginal – blured</text:p>
      <text:p text:style-name="Text_20_body">cvSmooth – smooth the highpass by (param x 2) + 1</text:p>
      <text:p text:style-name="Text_20_body">Look in <text:s/>CPUImageFilter.cpp line 25</text:p>
      <text:h text:style-name="Heading_20_2" text:outline-level="2">Amplify</text:h>
      <text:p text:style-name="Text_20_body">Amplify is located in either CPUImageFilter or GPUImageFilter. Amplify does the following:</text:p>
      <text:p text:style-name="Text_20_body">Calculate the params and then call cvMul to multiply the image.</text:p>
      <text:p text:style-name="Text_20_body">Look in <text:s/>CPUImageFilter.cpp line 16</text:p>
      <text:h text:style-name="Heading_20_2" text:outline-level="2">Threshold</text:h>
      <text:p text:style-name="Text_20_body">The threshold() funciton is located in ofxCvGrayscaleImage.cpp. This creates the binary image. This calls cvThreshold().</text:p>
      <text:p text:style-name="Text_20_body">Look at line 265.</text:p>
      <text:h text:style-name="Heading_20_2" text:outline-level="2">Contour Find</text:h>
      <text:p text:style-name="Text_20_body"/>
      <text:h text:style-name="Heading_20_2" text:outline-level="2"><text:soft-page-break/>Fiducials</text:h>
      <text:p text:style-name="Text_20_body"/>
      <text:h text:style-name="Heading_20_2" text:outline-level="2">Track</text:h>
      <text:p text:style-name="Text_20_body"/>
      <text:h text:style-name="Heading_20_2" text:outline-level="2">Modify Learning</text:h>
      <text:p text:style-name="Text_20_body"/>
      <text:h text:style-name="Heading_20_2" text:outline-level="2">TUI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shadow="none"/>
      <style:text-properties style:font-name="Arial1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in" fo:border-left="none" fo:border-right="none" fo:border-top="none" fo:border-bottom="0.26pt solid #000000" style:shadow="none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Code" style:family="paragraph" style:parent-style-name="Text_20_body">
      <style:paragraph-properties fo:margin-left="0.1201in" fo:margin-right="0in" fo:text-indent="0in" style:auto-text-indent="false"/>
      <style:text-properties fo:font-style="italic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y Berg</meta:initial-creator>
    <meta:creation-date>2011-12-20T13:32:21</meta:creation-date>
    <dc:date>2011-12-20T14:09:09</dc:date>
    <dc:creator>Guy Berg</dc:creator>
    <meta:editing-duration>PT36M49S</meta:editing-duration>
    <meta:editing-cycles>7</meta:editing-cycles>
    <meta:generator>LibreOffice/3.4$Unix LibreOffice_project/340m1$Build-402</meta:generator>
    <meta:document-statistic meta:table-count="0" meta:image-count="0" meta:object-count="0" meta:page-count="2" meta:paragraph-count="31" meta:word-count="254" meta:character-count="1598" meta:non-whitespace-character-count="1371"/>
  </office:meta>
</office:document-meta>
</file>